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756in"/>
    </style:style>
    <style:style style:name="co2" style:family="table-column">
      <style:table-column-properties fo:break-before="auto" style:column-width="4.75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_call_compar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Recognition result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набери телефон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набери телефонный номер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соедини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соедини мен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ommands with phone numbers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8 917 123 45 6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набери 8 917 123 45 6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набери телефон 8 917 123 45 6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набери телефонный номер 8 917 123 45 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ожалуйста телефонный номер 8 917 123 45 67</text:p>
          </table:table-cell>
          <table:table-cell office:value-type="string" calcext:value-type="string">
            <text:p>набери пожалуйста телефон номер 8 917 123 45 6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пожалуйста набери телефонный номер 8 917 123 45 67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пожалуйста набери 8 917 123 45 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звони на номер 8 917 123 45 67</text:p>
          </table:table-cell>
          <table:table-cell office:value-type="string" calcext:value-type="string">
            <text:p>позвонить на номер 8 917 123 45 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 телефону 8 917 123 45 67</text:p>
          </table:table-cell>
          <table:table-cell office:value-type="string" calcext:value-type="string">
            <text:p>позвонить по телефону 8 917 5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 телефонному номеру 8 917 123 45 67</text:p>
          </table:table-cell>
          <table:table-cell office:value-type="string" calcext:value-type="string">
            <text:p>позвонить по телефону номер 817 123 45 6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люс 7 917 123 45 67</text:p>
          </table:table-cell>
          <table:table-cell office:value-type="string" calcext:value-type="string">
            <text:p>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люс 7 917 123 45 67</text:p>
          </table:table-cell>
          <table:table-cell office:value-type="string" calcext:value-type="string">
            <text:p>набери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телефон плюс 7 917 123 45 67</text:p>
          </table:table-cell>
          <table:table-cell office:value-type="string" calcext:value-type="string">
            <text:p>набери телефон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телефонный номер плюс 7 917 123 45 67</text:p>
          </table:table-cell>
          <table:table-cell office:value-type="string" calcext:value-type="string">
            <text:p>набери телефон номер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ожалуйста телефонный номер плюс 7 917 123 45 67</text:p>
          </table:table-cell>
          <table:table-cell office:value-type="string" calcext:value-type="string">
            <text:p>набери пожалуйста телефон номер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набери телефонный номер плюс 7 917 123 45 67</text:p>
          </table:table-cell>
          <table:table-cell office:value-type="string" calcext:value-type="string">
            <text:p>пожалуйста номер телефона 8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набери плюс 7 917 123 45 67</text:p>
          </table:table-cell>
          <table:table-cell office:value-type="string" calcext:value-type="string">
            <text:p>пожалуйста набери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 номеру плюс 7 917 123 45 67</text:p>
          </table:table-cell>
          <table:table-cell office:value-type="string" calcext:value-type="string">
            <text:p>позвонить по номеру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на номер плюс 7 917 123 45 67</text:p>
          </table:table-cell>
          <table:table-cell office:value-type="string" calcext:value-type="string">
            <text:p>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 телефону плюс 7 917 123 45 67</text:p>
          </table:table-cell>
          <table:table-cell office:value-type="string" calcext:value-type="string">
            <text:p>телефона плюс 7 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 телефонному номеру плюс 7 917 123 45 67</text:p>
          </table:table-cell>
          <table:table-cell office:value-type="string" calcext:value-type="string">
            <text:p>позвонить по телефонному номеру плюс 7 91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ommands with ussd request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звездочка 100 решет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вездочка 1 0 0 решетка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набери звездочка 100 решетка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набери номер звездочка 100 решетка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набери пожалуйста номер звездочка 100 решет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ожалуйста звездочка 100 решетка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пожалуйста набери звездочка 100 решет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номер звездочка 100 решетк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ommands with one-word names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вас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васе</text:p>
          </table:table-cell>
          <table:table-cell office:value-type="string" calcext:value-type="string">
            <text:p>позвонить вася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жалуйста позвони васе</text:p>
          </table:table-cell>
          <table:table-cell office:value-type="string" calcext:value-type="string">
            <text:p>пожалуйста позвони вас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жалуйста васе</text:p>
          </table:table-cell>
          <table:table-cell office:value-type="string" calcext:value-type="string">
            <text:p>позвони пожалуйста вас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васе пожалуйста</text:p>
          </table:table-cell>
          <table:table-cell office:value-type="string" calcext:value-type="string">
            <text:p>позвони вася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едини с васей</text:p>
          </table:table-cell>
          <table:table-cell office:value-type="string" calcext:value-type="string">
            <text:p>денис васин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соедини меня с вас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соедини с васей</text:p>
          </table:table-cell>
          <table:table-cell office:value-type="string" calcext:value-type="string">
            <text:p>пожалуйста денис васи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соедини меня с васей</text:p>
          </table:table-cell>
          <table:table-cell office:value-type="string" calcext:value-type="string">
            <text:p>пожалуйста соедините меня с вас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пожалуйста с васей</text:p>
          </table:table-cell>
          <table:table-cell office:value-type="string" calcext:value-type="string">
            <text:p>соедините пожалуйста с вас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пожалуйста с васей</text:p>
          </table:table-cell>
          <table:table-cell office:value-type="string" calcext:value-type="string">
            <text:p>соедините меня пожалуйста с васе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с васей пожалуйста</text:p>
          </table:table-cell>
          <table:table-cell office:value-type="string" calcext:value-type="string">
            <text:p>денис возьми пожалуйс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с васей пожалуйста</text:p>
          </table:table-cell>
          <table:table-cell office:value-type="string" calcext:value-type="string">
            <text:p>ты меня прости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хочу позвонить васе</text:p>
          </table:table-cell>
          <table:table-cell office:value-type="string" calcext:value-type="string">
            <text:p>я хочу позвонить вас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моего друга васю</text:p>
          </table:table-cell>
          <table:table-cell office:value-type="string" calcext:value-type="string">
            <text:p>набери моего друга вас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ожалуйста моего друга васю</text:p>
          </table:table-cell>
          <table:table-cell office:value-type="string" calcext:value-type="string">
            <text:p>набери пожалуйста рого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моего друга васю пожалуйста</text:p>
          </table:table-cell>
          <table:table-cell office:value-type="string" calcext:value-type="string">
            <text:p>набери моего друга вася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ommands with 2-words names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вася пет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васе петрову</text:p>
          </table:table-cell>
          <table:table-cell office:value-type="string" calcext:value-type="string">
            <text:p>позвонить бр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жалуйста позвони васе петрову</text:p>
          </table:table-cell>
          <table:table-cell office:value-type="string" calcext:value-type="string">
            <text:p>пожалуйста позвони вася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жалуйста васе петрову</text:p>
          </table:table-cell>
          <table:table-cell office:value-type="string" calcext:value-type="string">
            <text:p>позвони пожалуйста 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васе петрову пожалуйста</text:p>
          </table:table-cell>
          <table:table-cell office:value-type="string" calcext:value-type="string">
            <text:p>позвонить троп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едини с васей петровым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с васей петровым</text:p>
          </table:table-cell>
          <table:table-cell office:value-type="string" calcext:value-type="string">
            <text:p>соедини меня с электро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соедини с васей петровым</text:p>
          </table:table-cell>
          <table:table-cell office:value-type="string" calcext:value-type="string">
            <text:p>пожалуйста денис вася пет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соедини меня с васей петровым</text:p>
          </table:table-cell>
          <table:table-cell office:value-type="string" calcext:value-type="string">
            <text:p>пожалуйста 1с 8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пожалуйста с васей петровым</text:p>
          </table:table-cell>
          <table:table-cell office:value-type="string" calcext:value-type="string">
            <text:p>соедините пожалуйста спасибо во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пожалуйста с васей петровым</text:p>
          </table:table-cell>
          <table:table-cell office:value-type="string" calcext:value-type="string">
            <text:p>соедини меня пожалуйста вася петро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с васей петровым пожалуйста</text:p>
          </table:table-cell>
          <table:table-cell office:value-type="string" calcext:value-type="string">
            <text:p>соедини петров пожалуйс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с васей петровым пожалуйста</text:p>
          </table:table-cell>
          <table:table-cell office:value-type="string" calcext:value-type="string">
            <text:p>найди мне свой петров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хочу позвонить васе петрову</text:p>
          </table:table-cell>
          <table:table-cell office:value-type="string" calcext:value-type="string">
            <text:p>я хочу позвонить вася петро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моего друга васю петрова</text:p>
          </table:table-cell>
          <table:table-cell office:value-type="string" calcext:value-type="string">
            <text:p>молоток 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ожалуйста моего друга васю петрова</text:p>
          </table:table-cell>
          <table:table-cell office:value-type="string" calcext:value-type="string">
            <text:p>где пожалуйста рогова петров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моего друга васю петрова пожалуйста</text:p>
          </table:table-cell>
          <table:table-cell office:value-type="string" calcext:value-type="string">
            <text:p>набери моего друга вася петров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ommands with 3-words names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етрову василию ивановичу</text:p>
          </table:table-cell>
          <table:table-cell office:value-type="string" calcext:value-type="string">
            <text:p>позвонить петров василий иванович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жалуйста позвони петрову василию ивановичу</text:p>
          </table:table-cell>
          <table:table-cell office:value-type="string" calcext:value-type="string">
            <text:p>пожалуйста позвони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ожалуйста петрову василию ивановичу</text:p>
          </table:table-cell>
          <table:table-cell office:value-type="string" calcext:value-type="string">
            <text:p>позвони пожалуйста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звони петрову василию ивановичу пожалуйста</text:p>
          </table:table-cell>
          <table:table-cell office:value-type="string" calcext:value-type="string">
            <text:p>позвонить петров василий иванович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едини с петровым василием ивановичем</text:p>
          </table:table-cell>
          <table:table-cell office:value-type="string" calcext:value-type="string">
            <text:p>денис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с петровым василием ивановичем</text:p>
          </table:table-cell>
          <table:table-cell office:value-type="string" calcext:value-type="string">
            <text:p>мне петров василием ивановичем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соедини с петровым василием ивановичем</text:p>
          </table:table-cell>
          <table:table-cell office:value-type="string" calcext:value-type="string">
            <text:p>сидим впятером василий иванович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соедини меня с петром василий ливанов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денис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жалуйста соедини меня с петровым василием ивановичем</text:p>
          </table:table-cell>
          <table:table-cell office:value-type="string" calcext:value-type="string">
            <text:p>соедини меня с петром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пожалуйста с петровым василием ивановичем</text:p>
          </table:table-cell>
          <table:table-cell office:value-type="string" calcext:value-type="string">
            <text:p>пожалуйста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пожалуйста с петровым василием ивановичем</text:p>
          </table:table-cell>
          <table:table-cell office:value-type="string" calcext:value-type="string">
            <text:p>извини меня пожалуйста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с петровым василием ивановичем пожалуйста</text:p>
          </table:table-cell>
          <table:table-cell office:value-type="string" calcext:value-type="string">
            <text:p>денис петров василий иванович пожалуйст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оедини меня с петровым василием ивановичем пожалуйста</text:p>
          </table:table-cell>
          <table:table-cell office:value-type="string" calcext:value-type="string">
            <text:p>соедини меня с петром василием ивановичем пожалуйс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я хочу позвонить петрову василию ивановичу</text:p>
          </table:table-cell>
          <table:table-cell office:value-type="string" calcext:value-type="string">
            <text:p>я хочу позвонить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моего друга петрова василия ивановича</text:p>
          </table:table-cell>
          <table:table-cell office:value-type="string" calcext:value-type="string">
            <text:p>набери моего друга петров василий иванови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пожалуйста моего друга петрова василия ивановича</text:p>
          </table:table-cell>
          <table:table-cell office:value-type="string" calcext:value-type="string">
            <text:p>набери пожалуйста на вопрос про василия ивановича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набери пожалуйста олега петрова 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набери моего друга петрова василия ивановича пожалуйста</text:p>
          </table:table-cell>
          <table:table-cell office:value-type="string" calcext:value-type="string">
            <text:p>набери моего друга петрович василий иванович пожалуйста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</meta:initial-creator>
    <meta:creation-date>2014-04-28T15:33:21.493253741</meta:creation-date>
    <dc:date>2014-04-28T16:47:41.211281790</dc:date>
    <dc:creator>nicolas </dc:creator>
    <meta:editing-duration>PT59M9S</meta:editing-duration>
    <meta:editing-cycles>1</meta:editing-cycles>
    <meta:document-statistic meta:table-count="1" meta:cell-count="175" meta:object-count="0"/>
    <meta:generator>LibreOffice/4.1.3.2$Linux_X86_64 LibreOffice_project/410m0$Build-2</meta:generator>
  </office:meta>
</office:document-meta>
</file>